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61" style:family="table">
      <style:table-properties style:width="6.3in" table:align="left" style:writing-mode="lr-tb"/>
    </style:style>
    <style:style style:name="Table161.A" style:family="table-column">
      <style:table-column-properties style:column-width="6.3in"/>
    </style:style>
    <style:style style:name="Table161.1" style:family="table-row">
      <style:table-row-properties fo:keep-together="auto"/>
    </style:style>
    <style:style style:name="Table161.A1" style:family="table-cell">
      <style:table-cell-properties style:vertical-align="middle" fo:background-color="#7a5ada" fo:padding="0in" fo:border="none" style:writing-mode="lr-tb">
        <style:background-image/>
      </style:table-cell-properties>
    </style:style>
    <style:style style:name="Table161.A2" style:family="table-cell">
      <style:table-cell-properties style:vertical-align="middle" fo:background-color="#eeeeff" fo:padding="0in" fo:border="none" style:writing-mode="lr-tb">
        <style:background-image/>
      </style:table-cell-properties>
    </style:style>
    <style:style style:name="Table162" style:family="table">
      <style:table-properties style:width="6.3in" table:align="left" style:writing-mode="lr-tb"/>
    </style:style>
    <style:style style:name="Table162.A" style:family="table-column">
      <style:table-column-properties style:column-width="6.3in"/>
    </style:style>
    <style:style style:name="Table162.1" style:family="table-row">
      <style:table-row-properties fo:keep-together="auto"/>
    </style:style>
    <style:style style:name="Table162.A1" style:family="table-cell">
      <style:table-cell-properties style:vertical-align="middle" fo:background-color="#7a5ada" fo:padding="0in" fo:border="none" style:writing-mode="lr-tb">
        <style:background-image/>
      </style:table-cell-properties>
    </style:style>
    <style:style style:name="Table162.A2" style:family="table-cell">
      <style:table-cell-properties style:vertical-align="middle" fo:background-color="#eeeeff" fo:padding="0in" fo:border="none" style:writing-mode="lr-tb">
        <style:background-image/>
      </style:table-cell-properties>
    </style:style>
    <style:style style:name="Table163" style:family="table">
      <style:table-properties style:width="6.3in" table:align="left" style:writing-mode="lr-tb"/>
    </style:style>
    <style:style style:name="Table163.A" style:family="table-column">
      <style:table-column-properties style:column-width="6.3in"/>
    </style:style>
    <style:style style:name="Table163.1" style:family="table-row">
      <style:table-row-properties fo:keep-together="auto"/>
    </style:style>
    <style:style style:name="Table163.A1" style:family="table-cell">
      <style:table-cell-properties style:vertical-align="middle" fo:background-color="#7a5ada" fo:padding="0in" fo:border="none" style:writing-mode="lr-tb">
        <style:background-image/>
      </style:table-cell-properties>
    </style:style>
    <style:style style:name="Table163.A2" style:family="table-cell">
      <style:table-cell-properties style:vertical-align="middle" fo:background-color="#eeeeff" fo:padding="0in" fo:border="none" style:writing-mode="lr-tb">
        <style:background-image/>
      </style:table-cell-properties>
    </style:style>
    <style:style style:name="Table164" style:family="table">
      <style:table-properties style:width="6.3in" table:align="left" style:writing-mode="lr-tb"/>
    </style:style>
    <style:style style:name="Table164.A" style:family="table-column">
      <style:table-column-properties style:column-width="6.3in"/>
    </style:style>
    <style:style style:name="Table164.1" style:family="table-row">
      <style:table-row-properties fo:keep-together="auto"/>
    </style:style>
    <style:style style:name="Table164.A1" style:family="table-cell">
      <style:table-cell-properties style:vertical-align="middle" fo:background-color="#7a5ada" fo:padding="0in" fo:border="none" style:writing-mode="lr-tb">
        <style:background-image/>
      </style:table-cell-properties>
    </style:style>
    <style:style style:name="Table164.A2" style:family="table-cell">
      <style:table-cell-properties style:vertical-align="middle" fo:background-color="#eeeeff" fo:padding="0in" fo:border="none" style:writing-mode="lr-tb">
        <style:background-image/>
      </style:table-cell-properties>
    </style:style>
    <style:style style:name="Table165" style:family="table">
      <style:table-properties style:width="3.6764in" fo:margin-left="-0.0313in" table:align="left" style:writing-mode="lr-tb"/>
    </style:style>
    <style:style style:name="Table165.A" style:family="table-column">
      <style:table-column-properties style:column-width="1.1194in"/>
    </style:style>
    <style:style style:name="Table165.B" style:family="table-column">
      <style:table-column-properties style:column-width="0.8472in"/>
    </style:style>
    <style:style style:name="Table165.C" style:family="table-column">
      <style:table-column-properties style:column-width="1.7097in"/>
    </style:style>
    <style:style style:name="Table165.1" style:family="table-row">
      <style:table-row-properties fo:keep-together="auto"/>
    </style:style>
    <style:style style:name="Table165.A1" style:family="table-cell">
      <style:table-cell-properties style:vertical-align="middle" fo:padding="0.0104in" fo:border="none" style:writing-mode="lr-tb"/>
    </style:style>
    <style:style style:name="Table166" style:family="table">
      <style:table-properties style:width="6.3in" table:align="left" style:writing-mode="lr-tb"/>
    </style:style>
    <style:style style:name="Table166.A" style:family="table-column">
      <style:table-column-properties style:column-width="6.3in"/>
    </style:style>
    <style:style style:name="Table166.1" style:family="table-row">
      <style:table-row-properties fo:keep-together="auto"/>
    </style:style>
    <style:style style:name="Table166.A1" style:family="table-cell">
      <style:table-cell-properties style:vertical-align="middle" fo:background-color="#7a5ada" fo:padding="0in" fo:border="none" style:writing-mode="lr-tb">
        <style:background-image/>
      </style:table-cell-properties>
    </style:style>
    <style:style style:name="Table166.A2" style:family="table-cell">
      <style:table-cell-properties style:vertical-align="middle" fo:background-color="#eeeeff" fo:padding="0in" fo:border="none" style:writing-mode="lr-tb">
        <style:background-image/>
      </style:table-cell-properties>
    </style:style>
    <style:style style:name="Table167" style:family="table">
      <style:table-properties style:width="6.3in" table:align="left" style:writing-mode="lr-tb"/>
    </style:style>
    <style:style style:name="Table167.A" style:family="table-column">
      <style:table-column-properties style:column-width="6.3in"/>
    </style:style>
    <style:style style:name="Table167.1" style:family="table-row">
      <style:table-row-properties fo:keep-together="auto"/>
    </style:style>
    <style:style style:name="Table167.A1" style:family="table-cell">
      <style:table-cell-properties style:vertical-align="middle" fo:background-color="#7a5ada" fo:padding="0in" fo:border="none" style:writing-mode="lr-tb">
        <style:background-image/>
      </style:table-cell-properties>
    </style:style>
    <style:style style:name="Table167.A2" style:family="table-cell">
      <style:table-cell-properties style:vertical-align="middle" fo:background-color="#eeeeff" fo:padding="0in" fo:border="none" style:writing-mode="lr-tb">
        <style:background-image/>
      </style:table-cell-properties>
    </style:style>
    <style:style style:name="Table168" style:family="table">
      <style:table-properties style:width="6.3in" table:align="left" style:writing-mode="lr-tb"/>
    </style:style>
    <style:style style:name="Table168.A" style:family="table-column">
      <style:table-column-properties style:column-width="6.3in"/>
    </style:style>
    <style:style style:name="Table168.1" style:family="table-row">
      <style:table-row-properties fo:keep-together="auto"/>
    </style:style>
    <style:style style:name="Table168.A1" style:family="table-cell">
      <style:table-cell-properties style:vertical-align="middle" fo:background-color="#7a5ada" fo:padding="0in" fo:border="none" style:writing-mode="lr-tb">
        <style:background-image/>
      </style:table-cell-properties>
    </style:style>
    <style:style style:name="Table168.A2" style:family="table-cell">
      <style:table-cell-properties style:vertical-align="middle" fo:background-color="#eeeeff" fo:padding="0in" fo:border="none" style:writing-mode="lr-tb">
        <style:background-image/>
      </style:table-cell-properties>
    </style:style>
    <style:style style:name="Table169" style:family="table">
      <style:table-properties style:width="6.3in" table:align="left" style:writing-mode="lr-tb"/>
    </style:style>
    <style:style style:name="Table169.A" style:family="table-column">
      <style:table-column-properties style:column-width="6.3in"/>
    </style:style>
    <style:style style:name="Table169.1" style:family="table-row">
      <style:table-row-properties fo:keep-together="auto"/>
    </style:style>
    <style:style style:name="Table169.A1" style:family="table-cell">
      <style:table-cell-properties style:vertical-align="middle" fo:background-color="#7a5ada" fo:padding="0in" fo:border="none" style:writing-mode="lr-tb">
        <style:background-image/>
      </style:table-cell-properties>
    </style:style>
    <style:style style:name="Table169.A2" style:family="table-cell">
      <style:table-cell-properties style:vertical-align="middle" fo:background-color="#eeeeff" fo:padding="0in" fo:border="none" style:writing-mode="lr-tb">
        <style:background-image/>
      </style:table-cell-properties>
    </style:style>
    <style:style style:name="P1" style:family="paragraph" style:parent-style-name="secthead">
      <style:text-properties officeooo:paragraph-rsid="0016725c"/>
    </style:style>
    <style:style style:name="P2" style:family="paragraph" style:parent-style-name="codetitle">
      <style:paragraph-properties fo:margin-top="0.1945in" fo:margin-bottom="0in" style:contextual-spacing="false"/>
      <style:text-properties officeooo:paragraph-rsid="0016725c"/>
    </style:style>
    <style:style style:name="P3" style:family="paragraph" style:parent-style-name="chaphead">
      <style:text-properties officeooo:paragraph-rsid="0016725c"/>
    </style:style>
    <style:style style:name="P4" style:family="paragraph" style:parent-style-name="HTML_20_Preformatted">
      <style:text-properties officeooo:paragraph-rsid="0016725c"/>
    </style:style>
    <style:style style:name="P5" style:family="paragraph" style:parent-style-name="Normal_20__28_Web_29_">
      <style:text-properties officeooo:paragraph-rsid="0016725c"/>
    </style:style>
    <style:style style:name="P6" style:family="paragraph" style:parent-style-name="Heading_20_3">
      <style:text-properties officeooo:paragraph-rsid="0016725c"/>
    </style:style>
    <style:style style:name="P7" style:family="paragraph" style:parent-style-name="Standard">
      <style:paragraph-properties fo:margin-top="0in" fo:margin-bottom="0.139in" style:contextual-spacing="false"/>
      <style:text-properties fo:font-weight="bold" officeooo:paragraph-rsid="0016725c" style:font-weight-asian="bold" style:font-weight-complex="bold"/>
    </style:style>
    <style:style style:name="P8" style:family="paragraph" style:parent-style-name="Standard">
      <style:paragraph-properties fo:margin-top="0in" fo:margin-bottom="0.139in" style:contextual-spacing="false" fo:line-height="115%" fo:orphans="2" fo:widows="2" style:writing-mode="lr-tb"/>
      <style:text-properties fo:font-weight="bold" officeooo:paragraph-rsid="0016725c" style:font-weight-asian="bold" style:font-weight-complex="bold"/>
    </style:style>
    <style:style style:name="P9" style:family="paragraph" style:parent-style-name="Standard">
      <style:paragraph-properties fo:margin-top="0in" fo:margin-bottom="0.139in" style:contextual-spacing="false" fo:line-height="115%" fo:orphans="2" fo:widows="2" style:writing-mode="lr-tb"/>
      <style:text-properties officeooo:paragraph-rsid="001672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9. Instalarea Utilitarelor de Sistem Necesare</text:h>
      <text:p text:style-name="P3"><text:span text:style-name="chapnum">2.a. </text:span>Managerul de Fişiere Dispozitiv</text:p>
      <text:p text:style-name="P5">Dacă utilizaţi un kernel 2.4 <text:span text:style-name="Emphasis1">şi</text:span> instalaţi Gentoo din stage 3, atunci sunt unele setări pe care <text:span text:style-name="Emphasis1">trebuie</text:span> să le efectuaţi. Deoarece Gentoo utilizează acum udev în mod implicit şi udev nu este suportat de versiunile 2.4 de kernel, va trebui să utilizaţi devfsd şi să ştergeţi udev. </text:p>
      <table:table table:name="Table161" table:style-name="Table161">
        <table:table-column table:style-name="Table161.A"/>
        <table:table-row table:style-name="Table161.1">
          <table:table-cell table:style-name="Table161.A1" office:value-type="string">
            <text:p text:style-name="P2"><text:bookmark text:name="book_part1_chap9__chap1_pre1"/>Cod 1.1: Instalarea devfsd</text:p>
          </table:table-cell>
        </table:table-row>
        <table:table-row table:style-name="Table161.1">
          <table:table-cell table:style-name="Table161.A2" office:value-type="string">
            <text:p text:style-name="P4"><text:span text:style-name="code-comment">(Pentru cei ce utilizează versiunile de kernel 2.4.x în instalarea stage 3)</text:span></text:p>
            <text:p text:style-name="P4"># <text:span text:style-name="code-input">emerge --unmerge udev</text:span></text:p>
            <text:p text:style-name="P4"># <text:span text:style-name="code-input">emerge devfsd</text:span></text:p>
          </table:table-cell>
        </table:table-row>
      </table:table>
      <text:p text:style-name="P3"><text:bookmark text:name="book_part1_chap9__chap2"/>9.b. Sistemul de Log</text:p>
      <text:p text:style-name="P5">Unele utilitare lipsesc din arhiva <text:span text:style-name="Emphasis1">stage3</text:span> pentru că există mai multe pachete care oferă aceeaşi funcţionalitate. Depinde de dvs., acum, să le alegeţi pe cele care le doriţi instalate. </text:p>
      <text:p text:style-name="P5">Primul instrument pentru care trebuie să te decizi, trebuie să asigure facilităţi de logare pentru sistemul tău. Unix si Linux au istorie excelentă în acest domeniu -- dacă doriţi puteţi sa log-aţi tot ce se întâmplă în sistemul dvs. în fişierele log. Aceasta se întâmplă prin <text:span text:style-name="Emphasis1">system logger</text:span>. </text:p>
      <text:p text:style-name="P5">Gentoo oferă mai multe sisteme de logare dintre care puteţi alege. Printre altele se numără <text:span text:style-name="code">sysklogd</text:span>, care este un set tradiţional de sisteme de logare, <text:span text:style-name="code">syslog-ng</text:span>, un sistem avansat de logare <text:span text:style-name="code">metalog</text:span> care este cel mai configurabil. Mai sunt disponibile şi altele în Portage - numărul nostru de pachete disponibile creşte zilnic. </text:p>
      <text:p text:style-name="P5">Dacă doriţi să utilizaţi <text:span text:style-name="code">sysklogd</text:span> sau <text:span text:style-name="code">syslog-ng</text:span>, este recomandat să instalaţi şi <text:span text:style-name="code">logrotate</text:span>, apoi, deoarece aceste sisteme de logare nu oferă nici un mecanism de rotire pentru fişierele log. </text:p>
      <text:p text:style-name="P5">Pentru a instala un sistem de log la alegerea dvs., utilizaţi <text:span text:style-name="code">emerge</text:span> pentru a-l instala şi adăugaţi-l în nivelul de execuţie default utilizând <text:span text:style-name="code">rc-update</text:span>. Următorul exemplu instalează <text:span text:style-name="code">syslog-ng</text:span>. Bineînţeles, înlocuiţi cu sistemul dvs. de log: </text:p>
      <table:table table:name="Table162" table:style-name="Table162">
        <table:table-column table:style-name="Table162.A"/>
        <table:table-row table:style-name="Table162.1">
          <table:table-cell table:style-name="Table162.A1" office:value-type="string">
            <text:p text:style-name="P2"><text:bookmark text:name="book_part1_chap9__chap2_pre1"/>Cod 2.1: Instalarea unui sistem de log</text:p>
          </table:table-cell>
        </table:table-row>
        <table:table-row table:style-name="Table162.1">
          <table:table-cell table:style-name="Table162.A2" office:value-type="string">
            <text:p text:style-name="P4"># <text:span text:style-name="code-input">emerge metalog</text:span></text:p>
            <text:p text:style-name="P4"># <text:span text:style-name="code-input">rc-update add metalog default</text:span></text:p>
          </table:table-cell>
        </table:table-row>
      </table:table>
      <text:p text:style-name="P3"><text:bookmark text:name="book_part1_chap9__chap3"/>9.c. Opţional: Cron Daemon</text:p>
      <text:p text:style-name="P5">Următorul este cron daemon. Este opţional şi nu este cerut de sistem dar este înţelept să instalaţi unul. Ce este un cron daemon? Un cron daemon execută comenzile programate. Este foarte util <text:soft-page-break/>dacă aveţi nevoie să executaţi regulat anumite comenzi (de exemplu zilnic, săptămânal sau lunar). </text:p>
      <text:p text:style-name="P5">Gentoo oferă trei posibili cron daemons: <text:span text:style-name="code">dcron</text:span>, <text:span text:style-name="code">fcron</text:span> şi <text:span text:style-name="code">vixie-cron</text:span>. Instalarea unuia dintre ei este identică cu instalarea sistemului de logare. Totuşi, <text:span text:style-name="code">dcron</text:span> şi <text:span text:style-name="code">fcron</text:span> cer o configurare specială, numită <text:span text:style-name="code">crontab /etc/crontab</text:span>. Dacă nu ştiţi ce să alegeţi folosiţi <text:span text:style-name="code">vixie-cron</text:span>. </text:p>
      <text:p text:style-name="P5">Noi vă oferim <text:span text:style-name="code">vixie-cron</text:span> pentru instalările fără reţea. Dacă doriţi altă aplicaţie cron puteţi aştepta şi îl puteţi instala ulterior. </text:p>
      <table:table table:name="Table163" table:style-name="Table163">
        <table:table-column table:style-name="Table163.A"/>
        <table:table-row table:style-name="Table163.1">
          <table:table-cell table:style-name="Table163.A1" office:value-type="string">
            <text:p text:style-name="P2"><text:bookmark text:name="book_part1_chap9__chap3_pre1"/>Cod 3.1: Instalare cron daemon</text:p>
          </table:table-cell>
        </table:table-row>
        <table:table-row table:style-name="Table163.1">
          <table:table-cell table:style-name="Table163.A2" office:value-type="string">
            <text:p text:style-name="P4"># <text:span text:style-name="code-input">emerge vixie-cron</text:span></text:p>
            <text:p text:style-name="P4"># <text:span text:style-name="code-input">rc-update add vixie-cron default</text:span></text:p>
            <text:p text:style-name="P4"><text:span text:style-name="code-comment">(Numai dacă ai ales dcron sau fcron)</text:span> # <text:span text:style-name="code-input">crontab /etc/crontab</text:span></text:p>
          </table:table-cell>
        </table:table-row>
      </table:table>
      <text:p text:style-name="P3"><text:bookmark text:name="book_part1_chap9__chap4"/>9.d. Opţional: Indexare de Fişiere</text:p>
      <text:p text:style-name="P5">Dacă doriţi să vă indexaţi fişierele din sistemul dvs. pentru a le localiza rapid cu ajutorul utilitarului <text:span text:style-name="code">locate</text:span>, trebuie să instalaţi <text:span text:style-name="code">sys-apps/slocate</text:span>. </text:p>
      <table:table table:name="Table164" table:style-name="Table164">
        <table:table-column table:style-name="Table164.A"/>
        <table:table-row table:style-name="Table164.1">
          <table:table-cell table:style-name="Table164.A1" office:value-type="string">
            <text:p text:style-name="P2"><text:bookmark text:name="book_part1_chap9__chap4_pre1"/>Cod 4.1: Instalarea slocate</text:p>
          </table:table-cell>
        </table:table-row>
        <table:table-row table:style-name="Table164.1">
          <table:table-cell table:style-name="Table164.A2" office:value-type="string">
            <text:p text:style-name="P4"># <text:span text:style-name="code-input">emerge slocate</text:span></text:p>
          </table:table-cell>
        </table:table-row>
      </table:table>
      <text:p text:style-name="P3"><text:bookmark text:name="book_part1_chap9__chap5"/>9.e. Utilitare pentru Sistemul de Fişiere</text:p>
      <text:p text:style-name="P5">În funcţie de ce sistem de fişiere folosiţi, trebuie să instalaţi utilitarele necesare sistemului dvs. (pentru a verifica integritatea sistemului de fişiere, a crea unele în plus etc.). </text:p>
      <text:p text:style-name="P5">Următorul tabel afişează instrumentele pe care trebuie să le instalaţi dacă folosiţi un anumit tip de sistem de fişiere: </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7">Sistem de Fişiere</text:p>
          </table:table-cell>
          <table:table-cell table:style-name="Table165.A1" office:value-type="string">
            <text:p text:style-name="P7">Utilitar</text:p>
          </table:table-cell>
          <table:table-cell table:style-name="Table165.A1" office:value-type="string">
            <text:p text:style-name="P8">Comanda pentru Instalare</text:p>
          </table:table-cell>
        </table:table-row>
        <table:table-row table:style-name="Table165.1">
          <table:table-cell table:style-name="Table165.A1" office:value-type="string">
            <text:p text:style-name="P9">XFS</text:p>
          </table:table-cell>
          <table:table-cell table:style-name="Table165.A1" office:value-type="string">
            <text:p text:style-name="P9">xfsprogs</text:p>
          </table:table-cell>
          <table:table-cell table:style-name="Table165.A1" office:value-type="string">
            <text:p text:style-name="P9"><text:span text:style-name="code">emerge xfsprogs</text:span></text:p>
          </table:table-cell>
        </table:table-row>
        <table:table-row table:style-name="Table165.1">
          <table:table-cell table:style-name="Table165.A1" office:value-type="string">
            <text:p text:style-name="P9">ReiserFS</text:p>
          </table:table-cell>
          <table:table-cell table:style-name="Table165.A1" office:value-type="string">
            <text:p text:style-name="P9">reiserfsprogs</text:p>
          </table:table-cell>
          <table:table-cell table:style-name="Table165.A1" office:value-type="string">
            <text:p text:style-name="P9"><text:span text:style-name="code">emerge reiserfsprogs</text:span></text:p>
          </table:table-cell>
        </table:table-row>
        <table:table-row table:style-name="Table165.1">
          <table:table-cell table:style-name="Table165.A1" office:value-type="string">
            <text:p text:style-name="P9">JFS</text:p>
          </table:table-cell>
          <table:table-cell table:style-name="Table165.A1" office:value-type="string">
            <text:p text:style-name="P9">jfsutils</text:p>
          </table:table-cell>
          <table:table-cell table:style-name="Table165.A1" office:value-type="string">
            <text:p text:style-name="P9"><text:span text:style-name="code">emerge jfsutils</text:span></text:p>
          </table:table-cell>
        </table:table-row>
      </table:table>
      <text:p text:style-name="P5">Dacă sunteţi un utilizator EVMS, trebuie să instalaţi, de asemenea, <text:span text:style-name="code">evms</text:span>: </text:p>
      <table:table table:name="Table166" table:style-name="Table166">
        <table:table-column table:style-name="Table166.A"/>
        <table:table-row table:style-name="Table166.1">
          <table:table-cell table:style-name="Table166.A1" office:value-type="string">
            <text:p text:style-name="P2"><text:bookmark text:name="book_part1_chap9__chap5_pre1"/>Cod 5.1: Instalarea utilitarelor EVMS</text:p>
          </table:table-cell>
        </table:table-row>
        <table:table-row table:style-name="Table166.1">
          <table:table-cell table:style-name="Table166.A2" office:value-type="string">
            <text:p text:style-name="P4"># <text:span text:style-name="code-input">USE="-gtk" emerge evms</text:span></text:p>
          </table:table-cell>
        </table:table-row>
      </table:table>
      <text:p text:style-name="P5"><text:soft-page-break/>USE="-gtk" va preveni instalarea dependenţelor. Dacă doriţi să activaţi utilitarele grafice pentru <text:span text:style-name="code">evms</text:span>, puteţi recompila <text:span text:style-name="code">evms</text:span> ulterior. </text:p>
      <text:p text:style-name="P5">Dacă nu aveţi nevoie de alte utilitare pentru reţea adiţionale (cum ar fi rp-pppoe sau un client dhcp), continuaţi cu <text:a xlink:type="simple" xlink:href="http://www.gentoo.org/doc/ro/handbook/handbook-x86.xml?full=1#book_part1_chap10"><text:span text:style-name="Internet_20_link">Configurarea Bootloader-ului</text:span></text:a>. </text:p>
      <text:p text:style-name="P3"><text:bookmark text:name="book_part1_chap9__chap6"/><text:span text:style-name="chapnum">9.f. </text:span>Utilitare pentru Reţea</text:p>
      <text:p text:style-name="P1"><text:bookmark-start text:name="book_part1_chap9__chap6_sect1"/>Opţional: Instalarea unui Client DHCP<text:bookmark-end text:name="book_part1_chap9__chap6_sect1"/></text:p>
      <text:p text:style-name="P5">Dacă doriţi ca Gentoo să obţină automat o adresă IP pentru interfeţele de reţea, trebuie să instalaţi <text:span text:style-name="code">dhcpcd</text:span> (sau orice alt client DHCP) pe sistemul dvs. Dacă nu faceţi acest lucru acum, este posibil să nu vă mai puteţi conecta la internet după instalare! </text:p>
      <table:table table:name="Table167" table:style-name="Table167">
        <table:table-column table:style-name="Table167.A"/>
        <table:table-row table:style-name="Table167.1">
          <table:table-cell table:style-name="Table167.A1" office:value-type="string">
            <text:p text:style-name="P2"><text:bookmark text:name="book_part1_chap9__chap6_pre1"/>Cod 6.1: Instalarea dhcpcd</text:p>
          </table:table-cell>
        </table:table-row>
        <table:table-row table:style-name="Table167.1">
          <table:table-cell table:style-name="Table167.A2" office:value-type="string">
            <text:p text:style-name="P4"># <text:span text:style-name="code-input">emerge dhcpcd</text:span></text:p>
          </table:table-cell>
        </table:table-row>
      </table:table>
      <text:p text:style-name="P1"><text:bookmark-start text:name="book_part1_chap9__chap6_sect2"/>Opţional: Instalarea unui Client PPPoE<text:bookmark-end text:name="book_part1_chap9__chap6_sect2"/></text:p>
      <text:p text:style-name="P5">Dacă aveţi nevoie de <text:span text:style-name="code">rp-pppoe</text:span> pentru a vă conecta la reţea, trebuie să-l instalaţi. </text:p>
      <table:table table:name="Table168" table:style-name="Table168">
        <table:table-column table:style-name="Table168.A"/>
        <table:table-row table:style-name="Table168.1">
          <table:table-cell table:style-name="Table168.A1" office:value-type="string">
            <text:p text:style-name="P2"><text:bookmark text:name="book_part1_chap9__chap6_pre2"/>Cod 6.2: Instalarea rp-pppoe</text:p>
          </table:table-cell>
        </table:table-row>
        <table:table-row table:style-name="Table168.1">
          <table:table-cell table:style-name="Table168.A2" office:value-type="string">
            <text:p text:style-name="P4"># <text:span text:style-name="code-input">USE="-X" emerge rp-pppoe</text:span></text:p>
          </table:table-cell>
        </table:table-row>
      </table:table>
      <text:p text:style-name="P5">Opţiunea <text:span text:style-name="code">USE="-X"</text:span> va inhiba instalarea xorg-x11 ca dependenţă (<text:span text:style-name="code">rp-pppoe</text:span> conţine utilitare grafice; dacă le doriţi activate, puteţi recompila <text:span text:style-name="code">rp-pppoe</text:span> ulterior sau vi se va instala xorg-x11, acum -- ce necesită un timp îndelungat de compilare). </text:p>
      <text:p text:style-name="P1"><text:bookmark-start text:name="book_part1_chap9__chap6_sect3"/>Opţional: Utilitarele RAID pentru sistemele IBM<text:bookmark-end text:name="book_part1_chap9__chap6_sect3"/></text:p>
      <text:p text:style-name="P5">Dacă utilizaţi SCSI RAID pe un sistem bazat pe POWER5, ar trebui să instalaţi pachetul <text:span text:style-name="code">iprutils</text:span> ce vă va permite să lucraţi cu o matrice de disc RAID, să aflaţi starea discurilor din matrice şi să actualizaţi microcodul, alături de alte funcţionalităţi. </text:p>
      <table:table table:name="Table169" table:style-name="Table169">
        <table:table-column table:style-name="Table169.A"/>
        <table:table-row table:style-name="Table169.1">
          <table:table-cell table:style-name="Table169.A1" office:value-type="string">
            <text:p text:style-name="P2"><text:bookmark text:name="book_part1_chap9__chap6_pre3"/>Cod 6.3: Instalarea iprutils</text:p>
          </table:table-cell>
        </table:table-row>
        <table:table-row table:style-name="Table169.1">
          <table:table-cell table:style-name="Table169.A2" office:value-type="string">
            <text:p text:style-name="P4"># <text:span text:style-name="code-input">emerge iprutils</text:span></text:p>
          </table:table-cell>
        </table:table-row>
      </table:table>
      <text:p text:style-name="P5">Acum continuaţi cu <text:a xlink:type="simple" xlink:href="http://www.gentoo.org/doc/ro/handbook/handbook-x86.xml?full=1#book_part1_chap10"><text:span text:style-name="Internet_20_link">Configurarea Bootloader-ului</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size="10pt" style:font-name-asian="Times New Roman" style:font-size-asian="10pt" style:font-name-complex="Courier New" style:font-size-complex="10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Emphasis1" style:family="text" style:parent-style-name="Default_20_Paragraph_20_Font"/>
    <style:style style:name="code-comment" style:family="text" style:parent-style-name="Default_20_Paragraph_20_Font"/>
    <style:style style:name="code-input" style:family="text" style:parent-style-name="Default_20_Paragraph_20_Font"/>
    <style:style style:name="cod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8:46:17.20</meta:creation-date>
    <dc:date>2013-03-12T08:47:18.64</dc:date>
    <meta:editing-duration>P0D</meta:editing-duration>
    <meta:editing-cycles>1</meta:editing-cycles>
    <meta:document-statistic meta:table-count="9" meta:image-count="0" meta:object-count="0" meta:page-count="3" meta:paragraph-count="63" meta:word-count="775" meta:character-count="5024" meta:non-whitespace-character-count="4293"/>
    <meta:generator>LibreOffice/4.0.0.3$Windows_x86 LibreOffice_project/7545bee9c2a0782548772a21bc84a9dcc583b89</meta:generator>
  </office:meta>
</office:document-meta>
</file>